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 style:text-overline-style="solid" style:text-overline-width="auto" style:text-overline-color="font-color"/>
    </style:style>
    <style:style style:name="ce2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*n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2]*[.A2]" office:value-type="float" office:value="826281" calcext:value-type="float">
            <text:p>826281</text:p>
          </table:table-cell>
          <table:table-cell/>
          <table:table-cell office:value-type="string" calcext:value-type="string">
            <text:p>sun</text:p>
          </table:table-cell>
          <table:table-cell table:formula="of:=SUM([.A2:.A83])" office:value-type="float" office:value="16787" calcext:value-type="float">
            <text:p>16787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]*[.A3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]*[.A4]" office:value-type="float" office:value="1600" calcext:value-type="float">
            <text:p>1600</text:p>
          </table:table-cell>
          <table:table-cell/>
          <table:table-cell office:value-type="string" calcext:value-type="string">
            <text:p>sum *n</text:p>
          </table:table-cell>
          <table:table-cell table:formula="of:=[.E2]*[.E2]" office:value-type="float" office:value="281803369" calcext:value-type="float">
            <text:p>281803369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5]*[.A5]" office:value-type="float" office:value="826281" calcext:value-type="float">
            <text:p>82628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]*[.A6]" office:value-type="float" office:value="1600" calcext:value-type="float">
            <text:p>1600</text:p>
          </table:table-cell>
          <table:table-cell/>
          <table:table-cell office:value-type="string" calcext:value-type="string">
            <text:p>sum/n</text:p>
          </table:table-cell>
          <table:table-cell table:formula="of:=([.B85]-([.E4]/[.E1]))/([.E1]-1)" office:value-type="float" office:value="100310.64019314" calcext:value-type="float">
            <text:p>100310,6401931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]*[.A7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8]*[.A8]" office:value-type="float" office:value="826281" calcext:value-type="float">
            <text:p>826281</text:p>
          </table:table-cell>
          <table:table-cell/>
          <table:table-cell table:formula="of:=STDEV([.A2:.A83])" office:value-type="float" office:value="321.141571752612" calcext:value-type="float">
            <text:p>321,141571752612</text:p>
          </table:table-cell>
          <table:table-cell table:formula="of:=[.D8]*[.D8]" office:value-type="float" office:value="103131.909107738" calcext:value-type="float">
            <text:p>103131,90910773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9]*[.A9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0]*[.A10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11]*[.A11]" office:value-type="float" office:value="826281" calcext:value-type="float">
            <text:p>826281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office:value-type="float" office:value="13420" calcext:value-type="float">
            <text:p>134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2]*[.A12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3]*[.A13]"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Ben</text:p>
          </table:table-cell>
          <table:table-cell table:formula="of:=([.F$11]*[.H13])/[.H$11]" office:value-type="float" office:value="964232.488822653" calcext:value-type="float">
            <text:p>964232,488822653</text:p>
          </table:table-cell>
          <table:table-cell office:value-type="float" office:value="12940" calcext:value-type="float">
            <text:p>12940</text:p>
          </table:table-cell>
          <table:table-cell table:formula="of:=([.G13]*[.H$11])/[.G$11]" office:value-type="float" office:value="96.4232488822653" calcext:value-type="float">
            <text:p>96,423248882265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14]*[.A14]" office:value-type="float" office:value="121801" calcext:value-type="float">
            <text:p>121801</text:p>
          </table:table-cell>
          <table:table-cell table:number-columns-repeated="2"/>
          <table:table-cell office:value-type="string" calcext:value-type="string">
            <text:p>DH</text:p>
          </table:table-cell>
          <table:table-cell table:formula="of:=([.F$11]*[.H14])/[.H$11]" office:value-type="float" office:value="12518.6289120715" calcext:value-type="float">
            <text:p>12518,6289120715</text:p>
          </table:table-cell>
          <table:table-cell office:value-type="float" office:value="168" calcext:value-type="float">
            <text:p>168</text:p>
          </table:table-cell>
          <table:table-cell table:formula="of:=([.G14]*[.H$11])/[.G$11]" office:value-type="float" office:value="1.25186289120715" calcext:value-type="float">
            <text:p>1,25186289120715</text:p>
          </table:table-cell>
          <table:table-cell table:formula="of:=([.H14]*[.I13])/[.H13]" office:value-type="float" office:value="0.843894899536321" calcext:value-type="float">
            <text:p>0,8438948995363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5]*[.A15]"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DGE</text:p>
          </table:table-cell>
          <table:table-cell table:formula="of:=([.F$11]*[.H15])/[.H$11]" office:value-type="float" office:value="745.156482861401" calcext:value-type="float">
            <text:p>745,156482861401</text:p>
          </table:table-cell>
          <table:table-cell office:value-type="float" office:value="10" calcext:value-type="float">
            <text:p>10</text:p>
          </table:table-cell>
          <table:table-cell table:formula="of:=([.G15]*[.H$11])/[.G$11]" office:value-type="float" office:value="0.0745156482861401" calcext:value-type="float">
            <text:p>0,07451564828614</text:p>
          </table:table-cell>
          <table:table-cell table:formula="of:=([.H15]*[.I14])/[.H14]" office:value-type="float" office:value="0.0502318392581144" calcext:value-type="float">
            <text:p>0,0502318392581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6]*[.A16]"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DSH</text:p>
          </table:table-cell>
          <table:table-cell table:formula="of:=([.F$11]*[.H16])/[.H$11]" office:value-type="float" office:value="380.029806259314" calcext:value-type="float">
            <text:p>380,029806259314</text:p>
          </table:table-cell>
          <table:table-cell office:value-type="float" office:value="5.1" calcext:value-type="float">
            <text:p>5,1</text:p>
          </table:table-cell>
          <table:table-cell table:formula="of:=([.G16]*[.H$11])/[.G$11]" office:value-type="float" office:value="0.0380029806259314" calcext:value-type="float">
            <text:p>0,038002980625932</text:p>
          </table:table-cell>
          <table:table-cell table:formula="of:=([.H16]*[.I15])/[.H15]" office:value-type="float" office:value="0.0256182380216383" calcext:value-type="float">
            <text:p>0,02561823802163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17]*[.A17]" office:value-type="float" office:value="121801" calcext:value-type="float">
            <text:p>121801</text:p>
          </table:table-cell>
          <table:table-cell table:number-columns-repeated="2"/>
          <table:table-cell office:value-type="string" calcext:value-type="string">
            <text:p>DSL</text:p>
          </table:table-cell>
          <table:table-cell table:formula="of:=([.F$11]*[.H17])/[.H$11]" office:value-type="float" office:value="581.222056631893" calcext:value-type="float">
            <text:p>581,222056631893</text:p>
          </table:table-cell>
          <table:table-cell office:value-type="float" office:value="7.8" calcext:value-type="float">
            <text:p>7,8</text:p>
          </table:table-cell>
          <table:table-cell table:formula="of:=([.G17]*[.H$11])/[.G$11]" office:value-type="float" office:value="0.0581222056631893" calcext:value-type="float">
            <text:p>0,058122205663189</text:p>
          </table:table-cell>
          <table:table-cell table:formula="of:=([.H17]*[.I16])/[.H16]" office:value-type="float" office:value="0.0391808346213292" calcext:value-type="float">
            <text:p>0,039180834621329</text:p>
          </table:table-cell>
        </table:table-row>
        <table:table-row table:style-name="ro1">
          <table:table-cell table:number-columns-repeated="4"/>
          <table:table-cell table:style-name="ce1"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20]*[.A20]" office:value-type="float" office:value="121801" calcext:value-type="float">
            <text:p>121801</text:p>
          </table:table-cell>
          <table:table-cell table:number-columns-repeated="2"/>
          <table:table-cell office:value-type="string" calcext:value-type="string">
            <text:p>wabf</text:p>
          </table:table-cell>
          <table:table-cell table:formula="of:=([.F$11]*[.H20])/[.H$11]" office:value-type="float" office:value="357.675111773472" calcext:value-type="float">
            <text:p>357,675111773472</text:p>
          </table:table-cell>
          <table:table-cell office:value-type="float" office:value="4.8" calcext:value-type="float">
            <text:p>4,8</text:p>
          </table:table-cell>
          <table:table-cell table:formula="of:=([.G20]*[.H$11])/[.G$11]" office:value-type="float" office:value="0.0357675111773472" calcext:value-type="float">
            <text:p>0,035767511177347</text:p>
          </table:table-cell>
          <table:table-cell table:formula="of:=([.H20]*[.I13])/[.H19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4"/>
          <table:table-cell table:style-name="ce2"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23]*[.A23]" office:value-type="float" office:value="121801" calcext:value-type="float">
            <text:p>121801</text:p>
          </table:table-cell>
          <table:table-cell table:number-columns-repeated="2"/>
          <table:table-cell office:value-type="string" calcext:value-type="string">
            <text:p>idb2</text:p>
          </table:table-cell>
          <table:table-cell table:formula="of:=([.F$11]*[.H23])/[.H$11]" office:value-type="float" office:value="1229.50819672131" calcext:value-type="float">
            <text:p>1229,50819672131</text:p>
          </table:table-cell>
          <table:table-cell office:value-type="float" office:value="16.5" calcext:value-type="float">
            <text:p>16,5</text:p>
          </table:table-cell>
          <table:table-cell table:formula="of:=([.G23]*[.H$11])/[.G$11]" office:value-type="float" office:value="0.122950819672131" calcext:value-type="float">
            <text:p>0,122950819672131</text:p>
          </table:table-cell>
          <table:table-cell table:formula="of:=([.H23]*[.I13])/[.H13]" office:value-type="float" office:value="0.0828825347758887" calcext:value-type="float">
            <text:p>0,082882534775889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28]*[.A28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29]*[.A29]"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packets benign=1618000 / flows (9185, 30)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30]*[.A30]" office:value-type="float" office:value="826281" calcext:value-type="float">
            <text:p>82628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1]*[.A31]" office:value-type="float" office:value="1600" calcext:value-type="float">
            <text:p>1600</text:p>
          </table:table-cell>
          <table:table-cell table:number-columns-repeated="3"/>
          <table:table-cell office:value-type="float" office:value="1618000" calcext:value-type="float">
            <text:p>1618000</text:p>
          </table:table-cell>
          <table:table-cell office:value-type="float" office:value="9185" calcext:value-type="float">
            <text:p>918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2]*[.A32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33]*[.A33]" office:value-type="float" office:value="826281" calcext:value-type="float">
            <text:p>826281</text:p>
          </table:table-cell>
          <table:table-cell table:number-columns-repeated="3"/>
          <table:table-cell table:formula="of:=[.F31]/[.G31]" office:value-type="float" office:value="176.156777354382" calcext:value-type="float">
            <text:p>176,15677735438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4]*[.A34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5]*[.A35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6]*[.A36]" office:value-type="float" office:value="121801" calcext:value-type="float">
            <text:p>12180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7]*[.A37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]*[.A38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9]*[.A39]" office:value-type="float" office:value="121801" calcext:value-type="float">
            <text:p>12180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0]*[.A40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1]*[.A41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42]*[.A42]" office:value-type="float" office:value="826281" calcext:value-type="float">
            <text:p>82628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3]*[.A43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4]*[.A44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45]*[.A45]" office:value-type="float" office:value="826281" calcext:value-type="float">
            <text:p>82628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6]*[.A46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7]*[.A47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48]*[.A48]" office:value-type="float" office:value="121801" calcext:value-type="float">
            <text:p>12180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9]*[.A49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50]*[.A50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51]*[.A51]" office:value-type="float" office:value="121801" calcext:value-type="float">
            <text:p>12180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52]*[.A52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53]*[.A53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54]*[.A54]" office:value-type="float" office:value="826281" calcext:value-type="float">
            <text:p>82628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55]*[.A55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56]*[.A56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57]*[.A57]" office:value-type="float" office:value="121801" calcext:value-type="float">
            <text:p>12180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58]*[.A58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59]*[.A59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]*[.A60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61]*[.A61]" office:value-type="float" office:value="826281" calcext:value-type="float">
            <text:p>82628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]*[.A62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3]*[.A63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64]*[.A64]" office:value-type="float" office:value="826281" calcext:value-type="float">
            <text:p>82628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5]*[.A65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6]*[.A66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67]*[.A67]" office:value-type="float" office:value="121801" calcext:value-type="float">
            <text:p>12180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8]*[.A68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9]*[.A69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70]*[.A70]" office:value-type="float" office:value="826281" calcext:value-type="float">
            <text:p>82628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1]*[.A71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2]*[.A72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3]*[.A73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4]*[.A74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5]*[.A75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6]*[.A76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7]*[.A77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8]*[.A78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9]*[.A79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80]*[.A80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81]*[.A81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82]*[.A82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83]*[.A83]" office:value-type="float" office:value="121801" calcext:value-type="float">
            <text:p>12180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formula="of:=SUM([.A2:.A83])" office:value-type="float" office:value="16787" calcext:value-type="float">
            <text:p>16787</text:p>
          </table:table-cell>
          <table:table-cell table:formula="of:=SUM([.B2:.B83])" office:value-type="float" office:value="11336783" calcext:value-type="float">
            <text:p>1133678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15:11:49.128251090</meta:creation-date>
    <dc:date>2020-08-01T08:31:48.148686524</dc:date>
    <meta:editing-duration>P18DT17H20M1S</meta:editing-duration>
    <meta:editing-cycles>1</meta:editing-cycles>
    <meta:document-statistic meta:table-count="1" meta:cell-count="204" meta:object-count="0"/>
    <meta:generator>LibreOffice/6.0.3.2$MacOSX_X86_64 LibreOffice_project/8f48d515416608e3a835360314dac7e47fd0b821</meta:generator>
  </office:meta>
</office:document-meta>
</file>